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8b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dash" draw:stroke-dash="Dashed_20__28_var_29__20_6411" svg:stroke-width="0.019cm" svg:stroke-color="#000000" draw:marker-start="" draw:marker-start-width="0.33cm" draw:marker-start-center="false" draw:marker-end="" draw:marker-end-width="0.33cm" draw:marker-end-center="false" draw:fill="none" draw:fill-color="#ffff8b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dash" draw:stroke-dash="Dashed_20__28_var_29__20_6412" svg:stroke-width="0.019cm" svg:stroke-color="#000000" draw:marker-start="" draw:marker-start-width="0.33cm" draw:marker-start-center="false" draw:marker-end="" draw:marker-end-width="0.33cm" draw:marker-end-center="false" draw:fill="none" draw:fill-color="#ffff8b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231cm" draw:marker-start-center="false" draw:marker-end="" draw:marker-end-width="0.231cm" draw:marker-end-center="false" draw:fill="none" draw:fill-color="#ffff8b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ffff8b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ffff8b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2.986cm" svg:height="1.205cm" svg:x="9.304cm" svg:y="14.439cm" svg:viewBox="0 0 2987 1206" draw:points="0,622 0,1206 1198,1206 2987,628 2987,23 1804,0">
            <text:p/>
          </draw:polygon>
          <draw:polygon draw:style-name="gr2" draw:text-style-name="P2" draw:layer="layout" svg:width="1.198cm" svg:height="0.597cm" svg:x="11.098cm" svg:y="14.451cm" svg:viewBox="0 0 1199 598" draw:points="0,0 0,598 1199,598 1199,0">
            <text:p/>
          </draw:polygon>
          <draw:polygon draw:style-name="gr3" draw:text-style-name="P2" draw:layer="layout" svg:width="1.796cm" svg:height="1.198cm" svg:x="9.301cm" svg:y="14.451cm" svg:viewBox="0 0 1797 1199" draw:points="0,598 1797,0 1797,598 0,1199">
            <text:p/>
          </draw:polygon>
          <draw:polygon draw:style-name="gr4" draw:text-style-name="P2" draw:layer="layout" svg:width="1.198cm" svg:height="0.601cm" svg:x="9.301cm" svg:y="15.049cm" svg:viewBox="0 0 1199 602" draw:points="0,0 0,602 1199,602 1199,0">
            <text:p/>
          </draw:polygon>
          <draw:polygon draw:style-name="gr4" draw:text-style-name="P2" draw:layer="layout" svg:width="1.796cm" svg:height="1.198cm" svg:x="10.5cm" svg:y="14.451cm" svg:viewBox="0 0 1797 1199" draw:points="0,598 1797,0 1797,598 0,1199">
            <text:p/>
          </draw:polygon>
          <draw:line draw:style-name="gr4" draw:text-style-name="P2" draw:layer="layout" svg:x1="9.301cm" svg:y1="15.049cm" svg:x2="11.098cm" svg:y2="14.451cm">
            <text:p/>
          </draw:line>
          <draw:line draw:style-name="gr4" draw:text-style-name="P2" draw:layer="layout" svg:x1="11.098cm" svg:y1="14.451cm" svg:x2="12.297cm" svg:y2="14.45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411" draw:display-name="Dashed (var) 6411" draw:style="rect" draw:dots1="1" draw:dots1-length="0.028cm" draw:dots2="1" draw:dots2-length="0.028cm" draw:distance="0.028cm"/>
    <draw:stroke-dash draw:name="Dashed_20__28_var_29__20_6412" draw:display-name="Dashed (var) 6412" draw:style="rect" draw:dots1="1" draw:dots1-length="0.028cm" draw:dots2="1" draw:dots2-length="0.028cm" draw:distance="0.02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0:47:23.372843364</meta:creation-date>
    <dc:date>2018-05-18T10:47:39.820559483</dc:date>
    <meta:editing-duration>PT16S</meta:editing-duration>
    <meta:editing-cycles>1</meta:editing-cycles>
    <meta:document-statistic meta:object-count="8"/>
    <meta:generator>LibreOffice/6.0.0.3$MacOSX_X86_64 LibreOffice_project/64a0f66915f38c6217de274f0aa8e15618924765</meta:generator>
  </office:meta>
</office:document-meta>
</file>